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A0000004292D2F77036412D9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svg:font-family="'DejaVu Sans'" style:font-family-generic="modern" style:font-pitch="fixed"/>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1" style:family="table" style:master-page-name="Standard">
      <style:table-properties style:width="17.903cm" style:page-number="auto" table:align="margins" style:writing-mode="lr-tb"/>
    </style:style>
    <style:style style:name="Tabla1.A" style:family="table-column">
      <style:table-column-properties style:column-width="17.903cm" style:rel-column-width="65535*"/>
    </style:style>
    <style:style style:name="Tabla1.A1" style:family="table-cell">
      <style:table-cell-properties fo:padding="0.097cm" fo:border-left="none" fo:border-right="none" fo:border-top="none" fo:border-bottom="2.5pt solid #000000"/>
    </style:style>
    <style:style style:name="Table3" style:family="table">
      <style:table-properties style:width="17.903cm" table:align="margins" style:writing-mode="lr-tb"/>
    </style:style>
    <style:style style:name="Table3.A" style:family="table-column">
      <style:table-column-properties style:column-width="17.903cm" style:rel-column-width="65535*"/>
    </style:style>
    <style:style style:name="Table3.A1" style:family="table-cell">
      <style:table-cell-properties fo:padding="0.097cm" fo:border-left="none" fo:border-right="none" fo:border-top="none" fo:border-bottom="1pt solid #000000"/>
    </style:style>
    <style:style style:name="Table1" style:family="table">
      <style:table-properties style:width="17.903cm" table:align="margins" style:writing-mode="lr-tb"/>
    </style:style>
    <style:style style:name="Table1.A" style:family="table-column">
      <style:table-column-properties style:column-width="17.903cm" style:rel-column-width="65535*"/>
    </style:style>
    <style:style style:name="Table1.A1" style:family="table-cell">
      <style:table-cell-properties fo:padding="0.097cm" fo:border="0.05pt solid #000000"/>
    </style:style>
    <style:style style:name="Table2" style:family="table">
      <style:table-properties style:width="17.903cm" table:align="margins" style:writing-mode="lr-tb"/>
    </style:style>
    <style:style style:name="Table2.A" style:family="table-column">
      <style:table-column-properties style:column-width="17.903cm" style:rel-column-width="65535*"/>
    </style:style>
    <style:style style:name="Table2.A1" style:family="table-cell">
      <style:table-cell-properties fo:padding="0.097cm" fo:border="0.05pt solid #000000"/>
    </style:style>
    <style:style style:name="Table6" style:family="table">
      <style:table-properties style:width="17.903cm" table:align="margins" style:writing-mode="lr-tb"/>
    </style:style>
    <style:style style:name="Table6.A" style:family="table-column">
      <style:table-column-properties style:column-width="17.903cm" style:rel-column-width="65535*"/>
    </style:style>
    <style:style style:name="Table6.A1" style:family="table-cell">
      <style:table-cell-properties fo:padding="0.097cm" fo:border="0.05pt solid #000000"/>
    </style:style>
    <style:style style:name="Table8" style:family="table">
      <style:table-properties style:width="17.903cm" table:align="margins" style:writing-mode="lr-tb"/>
    </style:style>
    <style:style style:name="Table8.A" style:family="table-column">
      <style:table-column-properties style:column-width="17.903cm" style:rel-column-width="65535*"/>
    </style:style>
    <style:style style:name="Table8.A1" style:family="table-cell">
      <style:table-cell-properties fo:padding="0.097cm" fo:border="0.05pt solid #000000"/>
    </style:style>
    <style:style style:name="Table9" style:family="table">
      <style:table-properties style:width="17.903cm" table:align="margins" style:writing-mode="lr-tb"/>
    </style:style>
    <style:style style:name="Table9.A" style:family="table-column">
      <style:table-column-properties style:column-width="17.903cm" style:rel-column-width="65535*"/>
    </style:style>
    <style:style style:name="Table9.A1" style:family="table-cell">
      <style:table-cell-properties fo:padding="0.097cm" fo:border="0.05pt solid #000000"/>
    </style:style>
    <style:style style:name="Table10" style:family="table">
      <style:table-properties style:width="17.903cm" table:align="margins" style:writing-mode="lr-tb"/>
    </style:style>
    <style:style style:name="Table10.A" style:family="table-column">
      <style:table-column-properties style:column-width="17.903cm" style:rel-column-width="65535*"/>
    </style:style>
    <style:style style:name="Table10.A1" style:family="table-cell">
      <style:table-cell-properties fo:padding="0.097cm" fo:border="0.05pt solid #000000"/>
    </style:style>
    <style:style style:name="Table10.A2" style:family="table-cell">
      <style:table-cell-properties fo:padding="0.097cm" fo:border-left="0.05pt solid #000000" fo:border-right="0.05pt solid #000000" fo:border-top="none" fo:border-bottom="0.05pt solid #000000"/>
    </style:style>
    <style:style style:name="Table12" style:family="table">
      <style:table-properties style:width="17.903cm" table:align="margins" style:writing-mode="lr-tb"/>
    </style:style>
    <style:style style:name="Table12.A" style:family="table-column">
      <style:table-column-properties style:column-width="17.903cm" style:rel-column-width="65535*"/>
    </style:style>
    <style:style style:name="Table12.A1" style:family="table-cell">
      <style:table-cell-properties fo:padding="0.097cm" fo:border="0.05pt solid #000000"/>
    </style:style>
    <style:style style:name="Table12.A2" style:family="table-cell">
      <style:table-cell-properties fo:padding="0.097cm" fo:border-left="0.05pt solid #000000" fo:border-right="0.05pt solid #000000" fo:border-top="none" fo:border-bottom="0.05pt solid #000000"/>
    </style:style>
    <style:style style:name="Table13" style:family="table">
      <style:table-properties style:width="17.903cm" table:align="margins" style:writing-mode="lr-tb"/>
    </style:style>
    <style:style style:name="Table13.A" style:family="table-column">
      <style:table-column-properties style:column-width="17.903cm" style:rel-column-width="65535*"/>
    </style:style>
    <style:style style:name="Table13.A1" style:family="table-cell">
      <style:table-cell-properties fo:padding="0.097cm" fo:border="0.05pt solid #000000"/>
    </style:style>
    <style:style style:name="Table14" style:family="table">
      <style:table-properties style:width="17.903cm" table:align="margins" style:writing-mode="lr-tb"/>
    </style:style>
    <style:style style:name="Table14.A" style:family="table-column">
      <style:table-column-properties style:column-width="17.903cm" style:rel-column-width="65535*"/>
    </style:style>
    <style:style style:name="Table14.A1" style:family="table-cell">
      <style:table-cell-properties fo:padding="0.097cm" fo:border="0.05pt solid #000000"/>
    </style:style>
    <style:style style:name="P1" style:family="paragraph" style:parent-style-name="Encabezado1">
      <style:paragraph-properties fo:margin-top="0cm" fo:margin-bottom="0cm" loext:contextual-spacing="false" fo:line-height="100%"/>
      <style:text-properties fo:color="#999999" style:font-name="Arial" fo:font-size="10pt" style:font-size-asian="10pt" style:font-size-complex="10pt"/>
    </style:style>
    <style:style style:name="P2" style:family="paragraph" style:parent-style-name="Encabezado1">
      <style:paragraph-properties fo:margin-top="0cm" fo:margin-bottom="0cm" loext:contextual-spacing="false" fo:line-height="100%"/>
      <style:text-properties fo:color="#999999"/>
    </style:style>
    <style:style style:name="P3" style:family="paragraph" style:parent-style-name="Pie_20_de_20_página1">
      <style:text-properties style:font-name="Arial" fo:font-size="10pt" style:font-size-asian="10pt" style:font-size-complex="10pt"/>
    </style:style>
    <style:style style:name="P4" style:family="paragraph" style:parent-style-name="Standard">
      <style:text-properties fo:font-weight="bold" style:font-weight-asian="bold" style:font-weight-complex="bold"/>
    </style:style>
    <style:style style:name="P5" style:family="paragraph" style:parent-style-name="Standard">
      <style:text-properties style:font-name="DejaVu Serif1" fo:font-size="10pt" style:font-size-asian="10pt" style:font-name-complex="Tahoma" style:font-size-complex="10pt"/>
    </style:style>
    <style:style style:name="P6" style:family="paragraph" style:parent-style-name="Heading">
      <style:text-properties fo:font-size="18pt" style:font-size-asian="18pt" style:font-size-complex="18pt"/>
    </style:style>
    <style:style style:name="P7" style:family="paragraph" style:parent-style-name="Table_20_Contents">
      <style:text-properties officeooo:rsid="0003aaec" officeooo:paragraph-rsid="0003aaec"/>
    </style:style>
    <style:style style:name="P8" style:family="paragraph" style:parent-style-name="Table_20_Contents">
      <style:text-properties officeooo:rsid="00063bc3" officeooo:paragraph-rsid="00063bc3"/>
    </style:style>
    <style:style style:name="P9" style:family="paragraph" style:parent-style-name="Table_20_Contents">
      <style:text-properties officeooo:rsid="00075095" officeooo:paragraph-rsid="00075095"/>
    </style:style>
    <style:style style:name="P10" style:family="paragraph" style:parent-style-name="Table_20_Contents">
      <style:text-properties officeooo:rsid="0007c167" officeooo:paragraph-rsid="0007c167"/>
    </style:style>
    <style:style style:name="P11" style:family="paragraph" style:parent-style-name="Table_20_Contents">
      <style:text-properties officeooo:rsid="0009b4e7" officeooo:paragraph-rsid="0009b4e7"/>
    </style:style>
    <style:style style:name="P12" style:family="paragraph" style:parent-style-name="Table_20_Contents">
      <style:text-properties fo:font-style="normal" officeooo:rsid="00075095" officeooo:paragraph-rsid="00075095" style:font-style-asian="normal" style:font-style-complex="normal"/>
    </style:style>
    <style:style style:name="P13" style:family="paragraph" style:parent-style-name="Table_20_Contents">
      <style:text-properties fo:font-style="normal" officeooo:rsid="0007c167" officeooo:paragraph-rsid="0007c167" style:font-style-asian="normal" style:font-style-complex="normal"/>
    </style:style>
    <style:style style:name="P14" style:family="paragraph" style:parent-style-name="Standard" style:master-page-name="Standard">
      <style:paragraph-properties fo:margin-top="0.3cm" fo:margin-bottom="0.15cm" loext:contextual-spacing="false" fo:text-align="justify" style:justify-single-word="false" style:page-number="auto" fo:keep-with-next="always"/>
      <style:text-properties style:use-window-font-color="true" style:font-name="Arial" fo:font-size="24pt" fo:font-weight="bold" style:font-size-asian="24pt" style:font-weight-asian="bold" style:font-name-complex="Tahoma" style:font-size-complex="24pt"/>
    </style:style>
    <style:style style:name="P15" style:family="paragraph" style:parent-style-name="Standard">
      <style:text-properties fo:font-weight="bold" style:font-weight-asian="bold" style:font-weight-complex="bold"/>
    </style:style>
    <style:style style:name="P16" style:family="paragraph" style:parent-style-name="Table_20_Contents">
      <style:text-properties officeooo:rsid="000d3622" officeooo:paragraph-rsid="00105c76"/>
    </style:style>
    <style:style style:name="P17" style:family="paragraph" style:parent-style-name="Table_20_Contents">
      <style:text-properties officeooo:rsid="00105c76" officeooo:paragraph-rsid="00105c76"/>
    </style:style>
    <style:style style:name="P18" style:family="paragraph" style:parent-style-name="Table_20_Contents">
      <style:text-properties officeooo:rsid="000dc604" officeooo:paragraph-rsid="00105c76"/>
    </style:style>
    <style:style style:name="P19" style:family="paragraph" style:parent-style-name="Table_20_Contents">
      <style:text-properties officeooo:rsid="00117372" officeooo:paragraph-rsid="00117372"/>
    </style:style>
    <style:style style:name="P20" style:family="paragraph" style:parent-style-name="Table_20_Contents">
      <style:text-properties officeooo:rsid="001201de" officeooo:paragraph-rsid="001201de"/>
    </style:style>
    <style:style style:name="P21" style:family="paragraph" style:parent-style-name="Table_20_Contents">
      <style:text-properties officeooo:rsid="0012e8a4" officeooo:paragraph-rsid="0012e8a4"/>
    </style:style>
    <style:style style:name="P22" style:family="paragraph" style:parent-style-name="Table_20_Contents">
      <style:text-properties officeooo:paragraph-rsid="00144aa2"/>
    </style:style>
    <style:style style:name="P23" style:family="paragraph" style:parent-style-name="Table_20_Contents">
      <style:text-properties officeooo:rsid="0015ed61" officeooo:paragraph-rsid="0015ed61"/>
    </style:style>
    <style:style style:name="P24" style:family="paragraph" style:parent-style-name="Table_20_Contents">
      <style:text-properties officeooo:paragraph-rsid="0015ed61"/>
    </style:style>
    <style:style style:name="T1" style:family="text">
      <style:text-properties fo:color="#999999"/>
    </style:style>
    <style:style style:name="T2" style:family="text">
      <style:text-properties fo:font-weight="bold" style:font-weight-asian="bold" style:font-weight-complex="bold"/>
    </style:style>
    <style:style style:name="T3" style:family="text">
      <style:text-properties officeooo:rsid="0003aaec"/>
    </style:style>
    <style:style style:name="T4" style:family="text">
      <style:text-properties style:text-underline-style="solid" style:text-underline-width="auto" style:text-underline-color="font-color"/>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07c167" style:font-style-asian="normal" style:font-style-complex="normal"/>
    </style:style>
    <style:style style:name="T8" style:family="text">
      <style:text-properties fo:font-style="normal" officeooo:rsid="0008f34c" style:font-style-asian="normal" style:font-style-complex="normal"/>
    </style:style>
    <style:style style:name="T9" style:family="text">
      <style:text-properties officeooo:rsid="0009b4e7"/>
    </style:style>
    <style:style style:name="T10" style:family="text">
      <style:text-properties officeooo:rsid="000aa7b3"/>
    </style:style>
    <style:style style:name="T11" style:family="text">
      <style:text-properties officeooo:rsid="00105c76"/>
    </style:style>
    <style:style style:name="T12" style:family="text">
      <style:text-properties officeooo:rsid="00117372"/>
    </style:style>
    <style:style style:name="T13" style:family="text">
      <style:text-properties officeooo:rsid="001201de"/>
    </style:style>
    <style:style style:name="T14" style:family="text">
      <style:text-properties officeooo:rsid="00144aa2"/>
    </style:style>
    <style:style style:name="T15" style:family="text">
      <style:text-properties officeooo:rsid="0015ed61"/>
    </style:style>
    <style:style style:name="fr1" style:family="graphic" style:parent-style-name="Graphics">
      <style:graphic-properties style:run-through="background" style:wrap="run-through" style:number-wrapped-paragraphs="no-limit"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row>
          <table:table-cell table:style-name="Tabla1.A1" office:value-type="string">
            <text:p text:style-name="P14"><draw:frame draw:style-name="fr1" draw:name="graphics1" text:anchor-type="paragraph" svg:width="17.709cm" svg:height="1.113cm" draw:z-index="0"><draw:image xlink:href="Pictures/100002010000041A0000004292D2F77036412D9A.png" xlink:type="simple" xlink:show="embed" xlink:actuate="onLoad"/></draw:frame>Sistemas Operativos</text:p>
          </table:table-cell>
        </table:table-row>
      </table:table>
      <table:table table:name="Table3" table:style-name="Table3">
        <table:table-column table:style-name="Table3.A"/>
        <table:table-row>
          <table:table-cell table:style-name="Table3.A1" office:value-type="string">
            <text:p text:style-name="P6">Formulario de auto-evaluación</text:p>
            <text:p text:style-name="Heading">Sesión 2. Herramientas de administración de sistemas de archivos</text:p>
          </table:table-cell>
        </table:table-row>
      </table:table>
      <text:p text:style-name="Standard"/>
      <text:p text:style-name="P4">Nombre y apellidos: </text:p>
      <table:table table:name="Table1" table:style-name="Table1">
        <table:table-column table:style-name="Table1.A"/>
        <table:table-row>
          <table:table-cell table:style-name="Table1.A1" office:value-type="string">
            <text:p text:style-name="P7">José Antonio Álvarez Ocete</text:p>
          </table:table-cell>
        </table:table-row>
      </table:table>
      <text:p text:style-name="Standard"/>
      <text:p text:style-name="P4">a) Cuestionario de actitud frente al trabajo.</text:p>
      <text:p text:style-name="Standard">El tiempo que he de<text:span text:style-name="T3">d</text:span>icado a la preparación de la sesión antes de asistir al laboratorio ha sido de <text:span text:style-name="T10">2,5 horas</text:span>.</text:p>
      <text:p text:style-name="Standard">1. He resuelto todas las dudas que tenía antes de iniciar la sesión de prácticas: <text:span text:style-name="T15">no</text:span> (si/no). En caso de haber contestado “no”, indica los motivos por los que no las has resuelto:</text:p>
      <table:table table:name="Table2" table:style-name="Table2">
        <table:table-column table:style-name="Table2.A"/>
        <table:table-row>
          <table:table-cell table:style-name="Table2.A1" office:value-type="string">
            <text:p text:style-name="P24"><text:span text:style-name="T15">No terminé de preparar el guión de práctica antes de la sesión así que los últimos apartados, con los que he tenido serias dificultades, no pude resolverlos en el laboratorio.</text:span></text:p>
          </table:table-cell>
        </table:table-row>
      </table:table>
      <text:p text:style-name="Standard"/>
      <text:p text:style-name="Standard">2. Tengo que trabajar algo más los conceptos sobre:</text:p>
      <table:table table:name="Table6" table:style-name="Table6">
        <table:table-column table:style-name="Table6.A"/>
        <table:table-row>
          <table:table-cell table:style-name="Table6.A1" office:value-type="string">
            <text:p text:style-name="P24"><text:span text:style-name="T15">En general, entiendo todos los conceptos trabajados en el guión, aunque me gustaría trabajar un poco más los últimos cuatro apartados; mount, yum, rpm y quota.</text:span></text:p>
          </table:table-cell>
        </table:table-row>
      </table:table>
      <text:p text:style-name="Standard"/>
      <text:p text:style-name="Standard">3. Comentarios y sugerencias:</text:p>
      <table:table table:name="Table8" table:style-name="Table8">
        <table:table-column table:style-name="Table8.A"/>
        <table:table-row>
          <table:table-cell table:style-name="Table8.A1" office:value-type="string">
            <text:p text:style-name="P23">Como ya he comentado, he tenido serías dificultades en los últimos dos apartados. El problema reside en que no he conseguido montar el directorio desde Fedora para poder acceder a los paquetes de rpm desde la máquina virtual. Esto ha ocasionado que no pudiese comprobar los resultados de los dos últimos apartados. </text:p>
            <text:p text:style-name="P23">Por un lado, no podía instalar ninguno de los paquetes rpm en mi propio sistemas operativo, ya que todos me daban errores de dependencias. (Ni siquiera intentando instalarlos a la vez, los que dependían unos de otros; ya que dependen de más paquetes de los que no dispongo).</text:p>
            <text:p text:style-name="P24"><text:span text:style-name="T15">Por otro lado, aunque “quota” no me funcionase en el sistema operativo anfitrión, si podía acceder al manual en línea. Así es como he contestado el último apartado.</text:span></text:p>
          </table:table-cell>
        </table:table-row>
      </table:table>
      <text:p text:style-name="Standard"/>
      <text:p text:style-name="Standard"/>
      <text:p text:style-name="P4">b) Cuestionario de conocimientos adquiridos.</text:p>
      <text:p text:style-name="Standard">Mi solución a la <text:span text:style-name="T2">actividad 2.2</text:span> ha sido:</text:p>
      <table:table table:name="Table9" table:style-name="Table9">
        <table:table-column table:style-name="Table9.A"/>
        <text:soft-page-break/>
        <table:table-row>
          <table:table-cell table:style-name="Table9.A1" office:value-type="string">
            <text:p text:style-name="P8">Tras consultar el manual en línea sobre la opción mke2fs, he utilizado las siguientes ordenes para formatear los discos virtuales creados previamente:</text:p>
            <text:p text:style-name="P8">mkfs.ext3 /dev/loop0 -L LABEL_ext3</text:p>
            <text:p text:style-name="P8">mkfs.ext4 /dev/loop1 -L LABEL_ext4</text:p>
          </table:table-cell>
        </table:table-row>
      </table:table>
      <text:p text:style-name="Standard"/>
      <text:p text:style-name="Standard">Mi solución a la <text:span text:style-name="T2">actividad 2.3</text:span> ha sido:</text:p>
      <table:table table:name="Table10" table:style-name="Table10">
        <table:table-column table:style-name="Table10.A"/>
        <table:table-row>
          <table:table-cell table:style-name="Table10.A1" office:value-type="string">
            <text:p text:style-name="P9">a) Por un lado, podrías ejecutar manualmente la orden e2fsck sobre el disco. Si se desea que se ejecute <text:span text:style-name="T4">siempre</text:span> la orden e2fsck, bastaría con ejecutar la siguiente orden:</text:p>
            <text:p text:style-name="P9">tune2fs -c 1 /dev/loop0</text:p>
            <text:p text:style-name="P9">De esta forma, el máximo número de montajes que se realizaría antes de ejecutar la orden e2fsck queda fijado a 1. Es decir, cada vez que se monte el disco, se ejecutaría la orden e2fsck.</text:p>
            <text:p text:style-name="P9">Por otro lado, si se busca que se ejecute dicha orden una única vez, la próxima vez que dicho disco sea montado, primero consultaríamos el número máximo de montajes a realizar sobre el disco hasta ejecutar la orden e2fsck (esto es, <text:span text:style-name="T5">Maximum mount count, </text:span><text:span text:style-name="T6">25 por defecto) mediante la orden:</text:span></text:p>
            <text:p text:style-name="P12">tune2fs -l /dev/loop0</text:p>
            <text:p text:style-name="P12">A continuación, utilizariamos la opción -C del comando tune2fs para cambiar el contador de montajes. Es decir, cambiamos el número de veces que hemos montado el disco. Para forzar la ejecución de la orden e2fsck sobre el disco, bastaría con poner el contador por encima del máximo para que se compruebe automáticamente el disco (mediante e2fsck) con el próximo arranque. Por ejemplo, si no hemos cambiado el valor por defecto, bastaría con ejecutar:</text:p>
            <text:p text:style-name="P9"><text:span text:style-name="T6">tune2fs -C </text:span><text:span text:style-name="T7">26 /dev/loop0</text:span></text:p>
            <text:p text:style-name="P10"><text:span text:style-name="T8">De nuevo, p</text:span><text:span text:style-name="T6">odemos comprobar el resultado todas las acciones realizadas en este apartado mediante la orden:</text:span></text:p>
            <text:p text:style-name="P13">tune2fs -l /dev/loop0</text:p>
          </table:table-cell>
        </table:table-row>
        <table:table-row>
          <table:table-cell table:style-name="Table10.A2" office:value-type="string">
            <text:p text:style-name="P10">b) <text:span text:style-name="T9">Mediante la orden:</text:span></text:p>
            <text:p text:style-name="P11">tune2fs -r NUMERO_BLOQUES -u USER &lt;dispositivo&gt;</text:p>
            <text:p text:style-name="P11">Reservaríamos ‘NUMERO_BLOQUES’ bloques para uso exclusivo del usuario USER. Ejemplo de ejecución:</text:p>
            <text:p text:style-name="P11">tune2fs -r 10 -u root /dev/loop0</text:p>
            <text:p text:style-name="P11">Podemos ver los bloques reservados mediante la orden ya utilizada:</text:p>
            <text:p text:style-name="P11">tune2fs -l /dev/loop0</text:p>
            <text:p text:style-name="P11">Donde “Reserved block count:” indica el número de bloques reservados y “Reserved block count:” indica el código de usuario para el que están reservados (nota: el UID de root es siempre 0).</text:p>
          </table:table-cell>
        </table:table-row>
      </table:table>
      <text:p text:style-name="Standard"/>
      <text:p text:style-name="Standard">Mi solución a la <text:span text:style-name="T2">actividad 2.7</text:span> ha sido:</text:p>
      <table:table table:name="Table12" table:style-name="Table12">
        <table:table-column table:style-name="Table12.A"/>
        <text:soft-page-break/>
        <table:table-row>
          <table:table-cell table:style-name="Table12.A1" office:value-type="string">
            <text:p text:style-name="P17">Podemos ver los archivos de configuración de yum mediante la orden:</text:p>
            <text:p text:style-name="P17">cat /etc/yum/yum.conf</text:p>
            <text:p text:style-name="P17">En mi ordenador personal, contenía la siguiente información:</text:p>
          </table:table-cell>
        </table:table-row>
        <table:table-row>
          <table:table-cell table:style-name="Table12.A2" office:value-type="string">
            <text:p text:style-name="P17">[main]</text:p>
            <text:p text:style-name="P17">cachedir=/var/cache/yum</text:p>
            <text:p text:style-name="P17">keepcache=1</text:p>
            <text:p text:style-name="P17">debuglevel=2</text:p>
            <text:p text:style-name="P17">logfile=/var/log/yum.log</text:p>
            <text:p text:style-name="P17">exactarch=1</text:p>
            <text:p text:style-name="P17">obsoletes=1</text:p>
            <text:p text:style-name="P17"/>
            <text:p text:style-name="P17"># PUT YOUR REPOS HERE OR IN separate files named file.repo</text:p>
            <text:p text:style-name="P17"># in /etc/yum/repos.d</text:p>
          </table:table-cell>
        </table:table-row>
        <table:table-row>
          <table:table-cell table:style-name="Table12.A2" office:value-type="string">
            <text:p text:style-name="P16">Las respuesta a las preguntas <text:span text:style-name="T11">sobre las opciones de yum planteadas en e</text:span>l guión son las siguientes:</text:p>
            <text:p text:style-name="P18">Para listar todos los paquetes disponibles, utilizaremos el siguiente comando:</text:p>
            <text:p text:style-name="P18">yum list</text:p>
            <text:p text:style-name="P18">Para listar todos los paquetes instalados, utilizaremos el siguiente comando:</text:p>
            <text:p text:style-name="P18">yum list installed</text:p>
            <text:p text:style-name="P18">Para eliminar un paquete instalado, utilizaremos el siguiente comando:</text:p>
            <text:p text:style-name="P18">yum remove &lt;nombre_del_paquete&gt;</text:p>
            <text:p text:style-name="P18">Para instalar un paquete, utilizaremos el siguiente comando:</text:p>
            <text:p text:style-name="P18">yum install &lt;nombre_de_paquete&gt;</text:p>
            <text:p text:style-name="P18"/>
            <text:p text:style-name="P17">Los paquetes han de estar almacenados como se indica en el archivo de configuración de yum.</text:p>
          </table:table-cell>
        </table:table-row>
      </table:table>
      <text:p text:style-name="Standard"/>
      <text:p text:style-name="Standard">Mi solución a la <text:span text:style-name="T2">actividad 2.8</text:span> ha sido:</text:p>
      <table:table table:name="Table13" table:style-name="Table13">
        <table:table-column table:style-name="Table13.A"/>
        <table:table-row>
          <table:table-cell table:style-name="Table13.A1" office:value-type="string">
            <text:p text:style-name="P19">1. Muestra la información general (nombre, versión, arquitectura, grupo, descripción, etc.) y lista los archivos que contiene un paquete ya instalado haciendo uso de la orden rpm y un único conjunto de opciones:</text:p>
            <text:p text:style-name="P19">rpm -qli &lt;nombre_del_paquete_instalado&gt;</text:p>
            <text:p text:style-name="P19">2. Idem que el anterior pero mostrando únicamente los archivos de configuración que contiene el <text:soft-page-break/>paquete.</text:p>
            <text:p text:style-name="P20">rpm -q -c -i <text:span text:style-name="T12">&lt;nombre_del_paquete_instalado&gt;</text:span></text:p>
            <text:p text:style-name="P19">3. Escribe una orden que muestre los paquetes requeridos por un paquete determinado que se encuentre instalado en el sistema.</text:p>
            <text:p text:style-name="P20">rpm -q --whatrequires <text:span text:style-name="T12">&lt;nombre_del_paquete_instalado&gt;</text:span></text:p>
            <text:p text:style-name="P19">4. Instala el paquete quota que encontrarás en el directorio de software de la asignatura.</text:p>
            <text:p text:style-name="P20">rpm -i /paquetes_rpm/quota-3.17-13.fc14.i686.rpm</text:p>
            <text:p text:style-name="P20">El path es ese porque he alojado los paquetes de rpm para esta práctica en el directori paquetes_rpm.</text:p>
            <text:p text:style-name="P19">5. Instala y desinstala el paquete sysstat mostrando en pantalla también la máxima información posible acerca del propio proceso de eliminación del paquete.</text:p>
            <text:p text:style-name="P21">Para simplemente instalar el paquete, utilizaremos la opción -i (como en el apartado anterior). Para, además, mostrar toda la información posible durante la instalación:</text:p>
            <text:p text:style-name="P21"><text:span text:style-name="T13">rpm -i</text:span>vh<text:span text:style-name="T13"> /paquetes_rpm/</text:span>sysstat-9.0.6-3.fc13.i686.rpm</text:p>
            <text:p text:style-name="P21">Para desisntalar el paquete mostrando toda la información posible:</text:p>
            <text:p text:style-name="P21">rpm -e -v <text:span text:style-name="T13">/paquetes_rpm/</text:span>sysstat-9.0.6-3.fc13.i686.rpm</text:p>
          </table:table-cell>
        </table:table-row>
      </table:table>
      <text:p text:style-name="Standard"/>
      <text:p text:style-name="Standard">Mi solución a la <text:span text:style-name="T2">actividad 2.10</text:span> ha sido:</text:p>
      <table:table table:name="Table14" table:style-name="Table14">
        <table:table-column table:style-name="Table14.A"/>
        <table:table-row>
          <table:table-cell table:style-name="Table14.A1" office:value-type="string">
            <text:p text:style-name="P22"><text:span text:style-name="T14">setquota –u &lt;usuario&gt; &lt;límite_de_bloques&gt; &lt;límite_de_i-nodos&gt;</text:span></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DejaVu Sans" svg:font-family="'DejaVu Sans'" style:font-family-generic="modern" style:font-pitch="fixed"/>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text-align="justify" style:justify-single-word="false" fo:orphans="2" fo:widows="2" style:writing-mode="lr-tb"/>
      <style:text-properties style:use-window-font-color="true" style:font-name="DejaVu Serif" fo:font-family="'DejaVu Serif'" style:font-style-name="Book" style:font-family-generic="roman" style:font-pitch="variable" fo:font-size="10pt" style:font-name-asian="Calibri" style:font-family-asian="Calibri" style:font-family-generic-asian="system" style:font-pitch-asian="variable" style:font-size-asian="11pt" style:font-name-complex="Calibri" style:font-family-complex="Calibri"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 style:font-family-complex="Mangal"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font-family-generic-complex="system" style:font-pitch-complex="variable"/>
    </style:style>
    <style:style style:name="Epígrafe1" style:family="paragraph" style:parent-style-name="Standard"/>
    <style:style style:name="Balloon_20_Text" style:display-name="Balloon Text" style:family="paragraph" style:parent-style-name="Standard"/>
    <style:style style:name="caption"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ítulo_20_21" style:display-name="Título 21" style:family="paragraph" style:parent-style-name="Heading"/>
    <style:style style:name="Título_20_31" style:display-name="Título 31" style:family="paragraph" style:parent-style-name="Heading"/>
    <style:style style:name="Título_20_11" style:display-name="Título 11" style:family="paragraph" style:parent-style-name="Heading"/>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5.001cm"/>
        </style:tab-stops>
      </style:paragraph-properties>
    </style:style>
    <style:style style:name="Título_20_41" style:display-name="Título 41" style:family="paragraph" style:parent-style-name="Heading"/>
    <style:style style:name="Título_20_51" style:display-name="Título 51" style:family="paragraph" style:parent-style-name="Heading"/>
    <style:style style:name="Título_20_71" style:display-name="Título 71" style:family="paragraph" style:parent-style-name="Heading"/>
    <style:style style:name="Table" style:family="paragraph" style:parent-style-name="Epígrafe1" style:class="extra"/>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Pie_20_de_20_página1" style:display-name="Pie de página1" style:family="paragraph" style:parent-style-name="Standard"/>
    <style:style style:name="Encabezado1" style:family="paragraph" style:parent-style-name="Standard"/>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style:font-size-complex="10.5pt"/>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style:font-size-complex="10.5pt"/>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Texto_20_de_20_globo_20_Car" style:display-name="Texto de globo Ca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StarSymbol"/>
      </text:list-level-style-bullet>
      <text:list-level-style-bullet text:level="2" text:style-name="ListLabel_20_1" text:bullet-char="➢">
        <style:list-level-properties text:list-level-position-and-space-mode="label-alignment">
          <style:list-level-label-alignment text:label-followed-by="listtab" fo:text-indent="-0.635cm" fo:margin-left="1.905cm"/>
        </style:list-level-properties>
        <style:text-properties fo:font-family="StarSymbol"/>
      </text:list-level-style-bullet>
      <text:list-level-style-bullet text:level="3" text:style-name="ListLabel_20_1" text:bullet-char="➢">
        <style:list-level-properties text:list-level-position-and-space-mode="label-alignment">
          <style:list-level-label-alignment text:label-followed-by="listtab" fo:text-indent="-0.635cm" fo:margin-left="2.54cm"/>
        </style:list-level-properties>
        <style:text-properties fo:font-family="StarSymbol"/>
      </text:list-level-style-bullet>
      <text:list-level-style-bullet text:level="4" text:style-name="ListLabel_20_1" text:bullet-char="➢">
        <style:list-level-properties text:list-level-position-and-space-mode="label-alignment">
          <style:list-level-label-alignment text:label-followed-by="listtab" fo:text-indent="-0.635cm" fo:margin-left="3.175cm"/>
        </style:list-level-properties>
        <style:text-properties fo:font-family="StarSymbol"/>
      </text:list-level-style-bullet>
      <text:list-level-style-bullet text:level="5" text:style-name="ListLabel_20_1" text:bullet-char="➢">
        <style:list-level-properties text:list-level-position-and-space-mode="label-alignment">
          <style:list-level-label-alignment text:label-followed-by="listtab" fo:text-indent="-0.635cm" fo:margin-left="3.81cm"/>
        </style:list-level-properties>
        <style:text-properties fo:font-family="StarSymbol"/>
      </text:list-level-style-bullet>
      <text:list-level-style-bullet text:level="6" text:style-name="ListLabel_20_1" text:bullet-char="➢">
        <style:list-level-properties text:list-level-position-and-space-mode="label-alignment">
          <style:list-level-label-alignment text:label-followed-by="listtab" fo:text-indent="-0.635cm" fo:margin-left="4.445cm"/>
        </style:list-level-properties>
        <style:text-properties fo:font-family="StarSymbol"/>
      </text:list-level-style-bullet>
      <text:list-level-style-bullet text:level="7" text:style-name="ListLabel_20_1" text:bullet-char="➢">
        <style:list-level-properties text:list-level-position-and-space-mode="label-alignment">
          <style:list-level-label-alignment text:label-followed-by="listtab" fo:text-indent="-0.635cm" fo:margin-left="5.08cm"/>
        </style:list-level-properties>
        <style:text-properties fo:font-family="StarSymbol"/>
      </text:list-level-style-bullet>
      <text:list-level-style-bullet text:level="8" text:style-name="ListLabel_20_1" text:bullet-char="➢">
        <style:list-level-properties text:list-level-position-and-space-mode="label-alignment">
          <style:list-level-label-alignment text:label-followed-by="listtab" fo:text-indent="-0.635cm" fo:margin-left="5.715cm"/>
        </style:list-level-properties>
        <style:text-properties fo:font-family="StarSymbol"/>
      </text:list-level-style-bullet>
      <text:list-level-style-bullet text:level="9" text:style-name="ListLabel_20_1" text:bullet-char="➢">
        <style:list-level-properties text:list-level-position-and-space-mode="label-alignment">
          <style:list-level-label-alignment text:label-followed-by="listtab" fo:text-indent="-0.635cm" fo:margin-left="6.35cm"/>
        </style:list-level-properties>
        <style:text-properties fo:font-family="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Encabezado1">
      <style:paragraph-properties fo:margin-top="0cm" fo:margin-bottom="0cm" loext:contextual-spacing="false" fo:line-height="100%"/>
      <style:text-properties fo:color="#999999" style:font-name="Arial" fo:font-size="10pt" style:font-size-asian="10pt" style:font-size-complex="10pt"/>
    </style:style>
    <style:style style:name="MP2" style:family="paragraph" style:parent-style-name="Encabezado1">
      <style:paragraph-properties fo:margin-top="0cm" fo:margin-bottom="0cm" loext:contextual-spacing="false" fo:line-height="100%"/>
      <style:text-properties fo:color="#999999"/>
    </style:style>
    <style:style style:name="MP3" style:family="paragraph" style:parent-style-name="Pie_20_de_20_página1">
      <style:text-properties style:font-name="Arial" fo:font-size="10pt" style:font-size-asian="10pt" style:font-size-complex="10pt"/>
    </style:style>
    <style:style style:name="MT1" style:family="text">
      <style:text-properties fo:color="#999999"/>
    </style:style>
    <style:page-layout style:name="Mpm1">
      <style:page-layout-properties fo:page-width="21.001cm" fo:page-height="29.7cm" style:num-format="1" style:print-orientation="portrait" fo:margin-top="1.27cm" fo:margin-bottom="1.27cm" fo:margin-left="1.501cm" fo:margin-right="1.596cm" style:writing-mode="lr-tb" style:layout-grid-color="#c0c0c0" style:layout-grid-lines="271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229cm" fo:margin-left="0cm" fo:margin-right="0cm" fo:margin-top="0.129cm" style:dynamic-spacing="true"/>
      </style:footer-style>
    </style:page-layout>
  </office:automatic-styles>
  <office:master-styles>
    <style:master-page style:name="Standard" style:page-layout-name="Mpm1">
      <style:header>
        <text:p text:style-name="MP1">Prácticas de Sistemas Operativos<text:tab/><text:tab/><text:tab/> <text:s text:c="5"/>Módulo I. Administración del Sistema Operativo Linux</text:p>
        <text:p text:style-name="MP2"/>
      </style:header>
      <style:footer>
        <text:p text:style-name="MP3"><text:span text:style-name="MT1">Sesión 1. Herramientas de administración básicas</text:span><text:tab/><text:tab/><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94</meta:editing-cycles>
    <meta:creation-date>2011-10-05T09:46:35.67</meta:creation-date>
    <meta:editing-duration>P1DT13H20M29S</meta:editing-duration>
    <meta:generator>LibreOffice/5.1.4.2$Linux_X86_64 LibreOffice_project/10m0$Build-2</meta:generator>
    <dc:date>2016-10-14T17:02:39.689707202</dc:date>
    <meta:print-date>2011-10-06T10:39:21.37</meta:print-date>
    <meta:document-statistic meta:table-count="11" meta:image-count="1" meta:object-count="0" meta:page-count="4" meta:paragraph-count="79" meta:word-count="971" meta:character-count="6276" meta:non-whitespace-character-count="5374"/>
    <meta:user-defined meta:name="Información 1"/>
    <meta:user-defined meta:name="Información 2"/>
    <meta:user-defined meta:name="Información 3"/>
    <meta:user-defined meta:name="Información 4"/>
  </office:meta>
</office:document-meta>
</file>